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12*1.16^[.A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2*1.16^[.A2]" office:value-type="float" office:value="13.92" calcext:value-type="float">
            <text:p>13.9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2*1.16^[.A3]" office:value-type="float" office:value="16.1472" calcext:value-type="float">
            <text:p>16.147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2*1.16^[.A4]" office:value-type="float" office:value="18.730752" calcext:value-type="float">
            <text:p>18.730752</text:p>
          </table:table-cell>
          <table:table-cell table:number-columns-repeated="2"/>
          <table:table-cell office:value-type="string" calcext:value-type="string">
            <text:p>inco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ncome/cost rati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2*1.16^[.A5]" office:value-type="float" office:value="21.72767232" calcext:value-type="float">
            <text:p>21.72767232</text:p>
          </table:table-cell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]/[.F5]" office:value-type="float" office:value="0.333333333333333" calcext:value-type="float">
            <text:p>0.333333333333333</text:p>
          </table:table-cell>
          <table:table-cell table:formula="of:=[.G5]*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2*1.16^[.A6]" office:value-type="float" office:value="25.2040998912" calcext:value-type="float">
            <text:p>25.2040998912</text:p>
          </table:table-cell>
          <table:table-cell/>
          <table:table-cell office:value-type="string" calcext:value-type="string">
            <text:p>mystic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E6]/[.F6]" office:value-type="float" office:value="0.425" calcext:value-type="float">
            <text:p>0.425</text:p>
          </table:table-cell>
          <table:table-cell table:formula="of:=[.G6]*3" office:value-type="float" office:value="1.275" calcext:value-type="float">
            <text:p>1.275</text:p>
          </table:table-cell>
          <table:table-cell office:value-type="string" calcext:value-type="string">
            <text:p>2c -1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*1.16^[.A7]" office:value-type="float" office:value="29.236755873792" calcext:value-type="float">
            <text:p>29.236755873792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7]/[.F7]" office:value-type="float" office:value="0.5" calcext:value-type="float">
            <text:p>0.5</text:p>
          </table:table-cell>
          <table:table-cell table:formula="of:=[.G7]*3" office:value-type="float" office:value="1.5" calcext:value-type="float">
            <text:p>1.5</text:p>
          </table:table-cell>
          <table:table-cell office:value-type="string" calcext:value-type="string">
            <text:p>75% 3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2*1.16^[.A8]" office:value-type="float" office:value="33.9146368135987" calcext:value-type="float">
            <text:p>33.9146368135987</text:p>
          </table:table-cell>
          <table:table-cell/>
          <table:table-cell office:value-type="string" calcext:value-type="string">
            <text:p>merchant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[.E8]/[.F8]" office:value-type="float" office:value="0.55" calcext:value-type="float">
            <text:p>0.55</text:p>
          </table:table-cell>
          <table:table-cell table:formula="of:=[.G8]*3" office:value-type="float" office:value="1.65" calcext:value-type="float">
            <text:p>1.65</text:p>
          </table:table-cell>
          <table:table-cell office:value-type="string" calcext:value-type="string">
            <text:p>4c 3 owls on sa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2*1.16^[.A9]" office:value-type="float" office:value="39.3409787037745" calcext:value-type="float">
            <text:p>39.340978703774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*1.16^[.A10]" office:value-type="float" office:value="45.6355352963784" calcext:value-type="float">
            <text:p>45.635535296378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2*1.16^[.A11]" office:value-type="float" office:value="52.937220943799" calcext:value-type="float">
            <text:p>52.937220943799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ttack/cost rati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rcher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2]/[.F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pear-owl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table:formula="of:=[.E13]/[.F13]" office:value-type="float" office:value="1.25" calcext:value-type="float">
            <text:p>1.25</text:p>
          </table:table-cell>
          <table:table-cell/>
          <table:table-cell office:value-type="string" calcext:value-type="string">
            <text:p>5, 25%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u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14]/[.F14]" office:value-type="float" office:value="1.85714285714286" calcext:value-type="float">
            <text:p>1.85714285714286</text:p>
          </table:table-cell>
          <table:table-cell/>
          <table:table-cell office:value-type="string" calcext:value-type="string">
            <text:p>13k -1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rchant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E15]/[.F15]" office:value-type="float" office:value="2.08333333333333" calcext:value-type="float">
            <text:p>2.08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22:33:44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2:21:58.375000000</meta:creation-date>
    <dc:date>2021-06-29T23:10:57.067000000</dc:date>
    <meta:editing-duration>PT38M39S</meta:editing-duration>
    <meta:editing-cycles>11</meta:editing-cycles>
    <meta:generator>LibreOffice/6.2.8.2$Windows_X86_64 LibreOffice_project/f82ddfca21ebc1e222a662a32b25c0c9d20169ee</meta:generator>
    <meta:document-statistic meta:table-count="1" meta:cell-count="69" meta:object-count="0"/>
  </office:meta>
</office:document-meta>
</file>